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9">
      <style:paragraph-properties fo:margin-top="0cm" fo:margin-bottom="0cm" loext:contextual-spacing="false"/>
    </style:style>
    <style:style style:name="P17" style:family="paragraph" style:parent-style-name="Text_20_body">
      <style:paragraph-properties fo:margin-left="0cm" fo:margin-right="0cm" fo:margin-top="0cm" fo:margin-bottom="0cm" loext:contextual-spacing="false" fo:text-indent="0cm" style:auto-text-indent="false"/>
    </style:style>
    <style:style style:name="P18" style:family="paragraph" style:parent-style-name="Text_20_body">
      <style:paragraph-properties fo:margin-left="0cm" fo:margin-right="0cm" fo:text-indent="0cm" style:auto-text-indent="false"/>
    </style:style>
    <style:style style:name="P19" style:family="paragraph" style:parent-style-name="Heading_20_4">
      <style:paragraph-properties fo:text-align="start" style:justify-single-word="false"/>
    </style:style>
    <style:style style:name="P20" style:family="paragraph" style:parent-style-name="Preformatted_20_Text">
      <style:paragraph-properties fo:margin-top="0cm" fo:margin-bottom="0.499cm" loext:contextual-spacing="false"/>
    </style:style>
    <style:style style:name="P21" style:family="paragraph" style:parent-style-name="Heading_20_2">
      <style:text-properties fo:font-weight="bold"/>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WebDriver – How To Create A Disposable Selenium Grid Infrastructure using Docker</text:h>
      <text:p text:style-name="P12">April 17, 2017 <text:a xlink:type="simple" xlink:href="http://www.testautomationguru.com/selenium-grid-setup-using-docker/#comments" text:style-name="Internet_20_link" text:visited-style-name="Visited_20_Internet_20_Link">6 comments</text:a> Article </text:p>
      <text:section text:style-name="Sect1" text:name="quads-ad1">
        <text:p text:style-name="P17"><text:bookmark text:name="aswift_0_expand"/><text:bookmark text:name="aswift_0_anchor"/></text:p>
      </text:section>
      <text:h text:style-name="Heading_20_2" text:outline-level="2"><text:span text:style-name="Strong_20_Emphasis">Selenium Grid – Overview:</text:span></text:h>
      <text:p text:style-name="Text_20_body">Selenium Grid is used to run our tests on different OS/browsers in parallel. It basically uses master-slaves (or hub-nodes) concept – where there is one master/hub and there are few slaves/nodes registered to the master/hub. When we send our tests to the master/hub for execution, based on the browser/OS requirements of the test, master will route the request to the appropriate nodes and get them executed. Thus it minimizes the overall execution time of the tests.</text:p>
      <text:p text:style-name="Text_20_body"> </text:p>
      <text:p text:style-name="Text_20_body">Before using Docker, lets first see how we normally setup the Selenium Grid.</text:p>
      <text:h text:style-name="Heading_20_2" text:outline-level="2"><text:span text:style-name="Strong_20_Emphasis">Selenium Grid – Setup:</text:span></text:h>
      <text:list xml:id="list3575006629" text:style-name="L1">
        <text:list-item>
          <text:p text:style-name="P13">Install Java </text:p>
        </text:list-item>
        <text:list-item>
          <text:p text:style-name="P13">Download  the latest <text:span text:style-name="Emphasis"><text:span text:style-name="Strong_20_Emphasis">selenium-server-standalone-X.XX.jar</text:span></text:span> from<text:span text:style-name="T1"> </text:span><text:a xlink:type="simple" xlink:href="http://www.seleniumhq.org/download/" office:target-frame-name="_blank" xlink:show="new" text:style-name="Internet_20_link" text:visited-style-name="Visited_20_Internet_20_Link">Selenium-Downloads</text:a> site. </text:p>
        </text:list-item>
        <text:list-item>
          <text:p text:style-name="P1">Start the hub </text:p>
        </text:list-item>
      </text:list>
      <text:p text:style-name="Preformatted_20_Text"><text:span text:style-name="Source_20_Text">java -jar selenium-server-standalone-3.3.1.jar -role hub</text:span></text:p>
      <text:p text:style-name="P20">Copy</text:p>
      <text:list xml:id="list593542209" text:style-name="L2">
        <text:list-item>
          <text:p text:style-name="P2">Register a node </text:p>
        </text:list-item>
      </text:list>
      <text:p text:style-name="Preformatted_20_Text"><text:span text:style-name="Source_20_Text">java -jar selenium-server-standalone-3.3.1.jar -role node -hub http://localhost:4444/grid/register</text:span></text:p>
      <text:p text:style-name="P20">Copy</text:p>
      <text:list xml:id="list3438709582" text:style-name="L3">
        <text:list-item>
          <text:p text:style-name="P14">Install the required browsers for your test in the node </text:p>
        </text:list-item>
        <text:list-item>
          <text:p text:style-name="P14">Download the browser’s driver executable. </text:p>
        </text:list-item>
        <text:list-item>
          <text:p text:style-name="P3">Register the node including the path for the executable as shown below. </text:p>
        </text:list-item>
      </text:list>
      <text:p text:style-name="Preformatted_20_Text"><text:span text:style-name="Source_20_Text">java -jar selenium-server-standalone-3.3.1.jar \</text:span></text:p>
      <text:p text:style-name="Preformatted_20_Text"><text:span text:style-name="Source_20_Text"><text:s text:c="4"/>-role node -hub http://localhost:4444/grid/register \</text:span></text:p>
      <text:p text:style-name="Preformatted_20_Text"><text:span text:style-name="Source_20_Text"><text:s text:c="4"/>-Dwebdriver.chrome.driver=.\chromedriver.exe</text:span></text:p>
      <text:p text:style-name="P20">Copy</text:p>
      <text:p text:style-name="Text_20_body">Then, we could run our test as shown below.</text:p>
      <text:p text:style-name="Preformatted_20_Text"><text:span text:style-name="Source_20_Text">DesiredCapabilities dc = DesiredCapabilities.firefox();</text:span></text:p>
      <text:p text:style-name="Preformatted_20_Text"><text:span text:style-name="Source_20_Text">dc.setPlatform(Platform.WINDOWS);</text:span></text:p>
      <text:p text:style-name="Preformatted_20_Text"><text:span text:style-name="Source_20_Text"><text:s/></text:span></text:p>
      <text:p text:style-name="Preformatted_20_Text"><text:soft-page-break/><text:span text:style-name="Source_20_Text">RemoteWebDriver driver=new RemoteWebDriver(new URL("http://localhost:4444/wd/hub"), dc);</text:span></text:p>
      <text:p text:style-name="Preformatted_20_Text"><text:span text:style-name="Source_20_Text">driver.get("https://www.google.com");</text:span></text:p>
      <text:p text:style-name="P20">Copy</text:p>
      <text:h text:style-name="P21" text:outline-level="2">Challenges:</text:h>
      <text:p text:style-name="Text_20_body">Setting up selenium grid &amp; maintaining is not very easy.</text:p>
      <text:list xml:id="list2843860125" text:style-name="L4">
        <text:list-item>
          <text:p text:style-name="P15">Downloading and setting up all the dependencies for each node. </text:p>
        </text:list-item>
        <text:list-item>
          <text:p text:style-name="P15">Java process – will eventually run out-of-memory. </text:p>
        </text:list-item>
        <text:list-item>
          <text:p text:style-name="P15">Manually restarting the nodes in case of issues. </text:p>
        </text:list-item>
        <text:list-item>
          <text:p text:style-name="P15">Maintenance is expensive. </text:p>
        </text:list-item>
        <text:list-item>
          <text:p text:style-name="P4">Scalability issues. </text:p>
        </text:list-item>
      </text:list>
      <text:h text:style-name="Heading_20_2" text:outline-level="2"><text:span text:style-name="Strong_20_Emphasis">Docker:</text:span></text:h>
      <text:p text:style-name="Text_20_body">What is the use of docker here?</text:p>
      <text:p text:style-name="Quotations"><text:span text:style-name="Emphasis">Docker is a bit like a virtual machine. But unlike a virtual machine, rather than creating a whole virtual operating system, Docker allows applications to use the same Linux kernel as the system that they’re running on and only requires applications be shipped with things not already running on the host computer. This gives a significant performance boost and reduces the size of the application – source: opensource.com</text:span></text:p>
      <text:p text:style-name="Text_20_body">Docker is a manager of Infrastructure. It will be able to package a software and all its dependencies to run as a container. You can deploy the software, packaged as a docker image, in any machine where docker is installed. It, kind of, separates the software from the hardware – so the developer / test engineer can rest assured that the application will run on any machine regardless of any customized settings that machine might have that could differ from the machine used for writing and testing the code.</text:p>
      <text:p text:style-name="Text_20_body">Please check the <text:a xlink:type="simple" xlink:href="https://docs.docker.com/engine/installation/" office:target-frame-name="_blank" xlink:show="new" text:style-name="Internet_20_link" text:visited-style-name="Visited_20_Internet_20_Link"><text:span text:style-name="T2">official docker site</text:span></text:a> for installation.</text:p>
      <text:h text:style-name="Heading_20_2" text:outline-level="2"><text:span text:style-name="Strong_20_Emphasis">Selenium Grid Setup using Docker:</text:span></text:h>
      <text:p text:style-name="Text_20_body">Selenium official has already setup docker images for you to setup the selenium grid. Once you have installed docker in a machine,</text:p>
      <text:list xml:id="list753767103" text:style-name="L5">
        <text:list-item>
          <text:p text:style-name="P5">Setup Hub </text:p>
        </text:list-item>
      </text:list>
      <text:p text:style-name="Preformatted_20_Text"><text:span text:style-name="Source_20_Text">sudo docker run -d -p 4444:4444 --name selenium-hub selenium/hub</text:span></text:p>
      <text:p text:style-name="P20">Copy</text:p>
      <text:list xml:id="list3409921504" text:style-name="L6">
        <text:list-item>
          <text:p text:style-name="P6">Setup nodes with Chrome &amp; Firefox and register to the hub </text:p>
        </text:list-item>
      </text:list>
      <text:p text:style-name="Preformatted_20_Text"><text:span text:style-name="Source_20_Text">sudo docker run -d --link selenium-hub:hub selenium/node-chrome</text:span></text:p>
      <text:p text:style-name="Preformatted_20_Text"><text:span text:style-name="Source_20_Text">sudo docker run -d --link selenium-hub:hub selenium/node-firefox</text:span></text:p>
      <text:p text:style-name="P20">Copy</text:p>
      <text:p text:style-name="Text_20_body"><text:soft-page-break/>The above commands takes care of downloading already built image (with all the dependencies like java, chrome, firefox, selenium-server-standalone jar etc… required to run your selenium tests).</text:p>
      <text:p text:style-name="Text_20_body">You can access the selenium-grid console using <text:span text:style-name="T2">http://localhost:4444/grid/console</text:span></text:p>
      <text:p text:style-name="Text_20_body"/>
      <text:p text:style-name="Text_20_body">If you need one more chrome node instance, run this command.</text:p>
      <text:p text:style-name="Preformatted_20_Text"><text:span text:style-name="Source_20_Text">sudo docker run -d --link selenium-hub:hub selenium/node-chrome</text:span></text:p>
      <text:p text:style-name="P20">Copy</text:p>
      <text:p text:style-name="Text_20_body">It creates one more container with chrome and all the dependencies and registers to the hub. Issuing <text:span text:style-name="Strong_20_Emphasis"><text:span text:style-name="Emphasis">sudo docker ps </text:span></text:span>command will show the running containers.</text:p>
      <text:p text:style-name="Text_20_body"/>
      <text:p text:style-name="Text_20_body">To shutdown the docker-grid infrastructure, run the below commands.</text:p>
      <text:p text:style-name="Preformatted_20_Text"><text:span text:style-name="Source_20_Text">sudo docker stop $(sudo docker ps -a -q)</text:span></text:p>
      <text:p text:style-name="Preformatted_20_Text"><text:span text:style-name="Source_20_Text">sudo docker rm $(sudo docker ps -a -q)</text:span></text:p>
      <text:p text:style-name="P20">Copy</text:p>
      <text:p text:style-name="Text_20_body">Docker has greatly simplified the selenium-grid setup process. However there is still some manual work.</text:p>
      <text:p text:style-name="Text_20_body"><text:span text:style-name="T4">Challenges</text:span><text:span text:style-name="Strong_20_Emphasis"><text:span text:style-name="T3">:</text:span></text:span></text:p>
      <text:list xml:id="list3958401570" text:style-name="L7">
        <text:list-item>
          <text:p text:style-name="P7">Need to start/stop the containers one by one to setup the hub and nodes. </text:p>
        </text:list-item>
      </text:list>
      <text:h text:style-name="Heading_20_2" text:outline-level="2"><text:span text:style-name="Strong_20_Emphasis">Selenium Grid Setup using Docker-Compose:</text:span></text:h>
      <text:p text:style-name="Text_20_body">As part of our Selenium Grid we need to have 1 hub and few nodes like chrome and firefox. We can define all these services in a file called docker-compose.yml file and bring the entire infrastructure up and running by using a single command. Docker provides a tool for that – <text:span text:style-name="Strong_20_Emphasis">Docker-Compose</text:span>.</text:p>
      <text:p text:style-name="Text_20_body">Please check the steps <text:a xlink:type="simple" xlink:href="https://docs.docker.com/compose/install/" office:target-frame-name="_blank" xlink:show="new" text:style-name="Internet_20_link" text:visited-style-name="Visited_20_Internet_20_Link"><text:span text:style-name="T2">here </text:span></text:a>for the installation of docker-compose.</text:p>
      <text:p text:style-name="Text_20_body">Once installed, create a new directory and create a <text:span text:style-name="Strong_20_Emphasis">docker-compose.yml</text:span> file with below content.</text:p>
      <text:p text:style-name="P8">docker-compose file:</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selenium-hub:</text:span></text:p>
      <text:p text:style-name="Preformatted_20_Text"><text:span text:style-name="Source_20_Text"><text:s text:c="4"/>image: selenium/hub</text:span></text:p>
      <text:p text:style-name="Preformatted_20_Text"><text:span text:style-name="Source_20_Text"><text:s text:c="4"/>container_name: selenium-hub</text:span></text:p>
      <text:p text:style-name="Preformatted_20_Text"><text:span text:style-name="Source_20_Text"><text:s text:c="4"/>ports:</text:span></text:p>
      <text:p text:style-name="Preformatted_20_Text"><text:span text:style-name="Source_20_Text"><text:s text:c="6"/>- "4444:4444"</text:span></text:p>
      <text:p text:style-name="Preformatted_20_Text"><text:span text:style-name="Source_20_Text"><text:s text:c="2"/>chrome:</text:span></text:p>
      <text:p text:style-name="Preformatted_20_Text"><text:span text:style-name="Source_20_Text"><text:s text:c="4"/>image: selenium/node-chrome</text:span></text:p>
      <text:p text:style-name="Preformatted_20_Text"><text:span text:style-name="Source_20_Text"><text:s text:c="4"/>depends_on:</text:span></text:p>
      <text:p text:style-name="Preformatted_20_Text"><text:span text:style-name="Source_20_Text"><text:s text:c="6"/>- selenium-hub</text:span></text:p>
      <text:p text:style-name="Preformatted_20_Text"><text:span text:style-name="Source_20_Text"><text:s text:c="4"/>environment:</text:span></text:p>
      <text:p text:style-name="Preformatted_20_Text"><text:span text:style-name="Source_20_Text"><text:s text:c="6"/>- HUB_PORT_4444_TCP_ADDR=selenium-hub</text:span></text:p>
      <text:p text:style-name="Preformatted_20_Text"><text:soft-page-break/><text:span text:style-name="Source_20_Text"><text:s text:c="6"/>- HUB_PORT_4444_TCP_PORT=4444</text:span></text:p>
      <text:p text:style-name="Preformatted_20_Text"><text:span text:style-name="Source_20_Text"><text:s text:c="2"/>firefox:</text:span></text:p>
      <text:p text:style-name="Preformatted_20_Text"><text:span text:style-name="Source_20_Text"><text:s text:c="4"/>image: selenium/node-firefox</text:span></text:p>
      <text:p text:style-name="Preformatted_20_Text"><text:span text:style-name="Source_20_Text"><text:s text:c="4"/>depends_on:</text:span></text:p>
      <text:p text:style-name="Preformatted_20_Text"><text:span text:style-name="Source_20_Text"><text:s text:c="6"/>- selenium-hub</text:span></text:p>
      <text:p text:style-name="Preformatted_20_Text"><text:span text:style-name="Source_20_Text"><text:s text:c="4"/>environment:</text:span></text:p>
      <text:p text:style-name="Preformatted_20_Text"><text:span text:style-name="Source_20_Text"><text:s text:c="6"/>- HUB_PORT_4444_TCP_ADDR=selenium-hub</text:span></text:p>
      <text:p text:style-name="Preformatted_20_Text"><text:span text:style-name="Source_20_Text"><text:s text:c="6"/>- HUB_PORT_4444_TCP_PORT=4444</text:span></text:p>
      <text:p text:style-name="P20">Copy</text:p>
      <text:p text:style-name="Text_20_body">Issue below command</text:p>
      <text:p text:style-name="Preformatted_20_Text"><text:span text:style-name="Source_20_Text">sudo docker-compose up -d</text:span></text:p>
      <text:p text:style-name="P20">Copy</text:p>
      <text:p text:style-name="Text_20_body"/>
      <text:p text:style-name="Preformatted_20_Text"><text:span text:style-name="Source_20_Text">sudo docker-compose ps</text:span></text:p>
      <text:p text:style-name="P20">Copy</text:p>
      <text:p text:style-name="Text_20_body"/>
      <text:p text:style-name="Text_20_body">Now, do you need 5 instance of chrome? Not a big deal!! docker will take care of creating 4 more instances of chrome within few seconds. Just issue below command.</text:p>
      <text:p text:style-name="Preformatted_20_Text"><text:span text:style-name="Source_20_Text">sudo docker-compose scale chrome=5</text:span></text:p>
      <text:p text:style-name="P20">Copy</text:p>
      <text:p text:style-name="Text_20_body"/>
      <text:p text:style-name="Preformatted_20_Text"><text:span text:style-name="Source_20_Text">sudo docker-compose ps</text:span></text:p>
      <text:p text:style-name="P20">Copy</text:p>
      <text:p text:style-name="Text_20_body">The selenium grid console will look like this</text:p>
      <text:p text:style-name="Text_20_body"/>
      <text:p text:style-name="Text_20_body">Now the entire grid can be brought down by issuing a single command.</text:p>
      <text:p text:style-name="Preformatted_20_Text"><text:span text:style-name="Source_20_Text">sudo docker-compose down</text:span></text:p>
      <text:p text:style-name="P20">Copy</text:p>
      <text:h text:style-name="Heading_20_2" text:outline-level="2"><text:span text:style-name="Strong_20_Emphasis">Summary:</text:span></text:h>
      <text:p text:style-name="Text_20_body">Managing selenium grid infrastructure was a pain. By using docker, we could reduce the significant amount of effort in setting the up the selenium grid. We can bring this infrastructure up and down anytime by issuing a single command and It is highly scalable as well.</text:p>
      <text:p text:style-name="Text_20_body">However there is a dependency that this dockerized selenium grid should be up and running before you start tests. Once we are done with our tests, we do not have to keep the grid up and running. Currently as per this approach – this is managed outside the framework – either manually or some automated script.</text:p>
      <text:p text:style-name="Text_20_body"><text:soft-page-break/>Is there any way for us to manage this selenium-grid as part of our framework itself? Yes, Easily!! Check below article for more information.</text:p>
      <text:h text:style-name="P19" text:outline-level="4"><text:a xlink:type="simple" xlink:href="http://www.testautomationguru.com/selenium-webdriver-managing-selenium-grid-infrastructure-using-arquillian-cube/" text:style-name="Internet_20_link" text:visited-style-name="Visited_20_Internet_20_Link"><text:span text:style-name="T2">Managing Selenium Grid Infrastructure using Arquillian Cube</text:span></text:a></text:h>
      <text:p text:style-name="Text_20_body">Ok, so we have simplified selenium grid setup using Docker. But what about the automated selenium tests? Can we dockerize that too?</text:p>
      <text:p text:style-name="Text_20_body">Sure, why not? Check below article.</text:p>
      <text:p text:style-name="P9"><text:a xlink:type="simple" xlink:href="http://www.testautomationguru.com/selenium-webdriver-how-to-run-automated-tests-inside-a-docker-container/" office:target-frame-name="_blank" xlink:show="new" text:style-name="Internet_20_link" text:visited-style-name="Visited_20_Internet_20_Link"><text:span text:style-name="Strong_20_Emphasis"><text:span text:style-name="T2">Running automated tests inside docker container</text:span></text:span></text:a></text:p>
      <text:p text:style-name="Text_20_body">Happy Testing &amp; Subscribe ??</text:p>
      <text:p text:style-name="Text_20_body"> </text:p>
      <text:section text:style-name="Sect1" text:name="huge-it-share-buttons-top">
        <text:h text:style-name="Heading_20_3" text:outline-level="3">Share This:</text:h>
        <text:list xml:id="list2996670445" text:style-name="L8">
          <text:list-item>
            <text:p text:style-name="P10"><text:bookmark text:name="backforunical1823"/></text:p>
          </text:list-item>
        </text:list>
      </text:section>
      <text:section text:style-name="Sect1" text:name="quads-ad3">
        <text:p text:style-name="P18"><text:bookmark text:name="aswift_1_expand"/><text:bookmark text:name="aswift_1_anchor"/></text:p>
      </text:section>
      <text:p text:style-name="Text_20_body"><text:span text:style-name="Strong_20_Emphasis">Categories: </text:span><text:a xlink:type="simple" xlink:href="http://www.testautomationguru.com/category/arquillian/" text:style-name="Internet_20_link" text:visited-style-name="Visited_20_Internet_20_Link">Arquillian</text:a>, <text:a xlink:type="simple" xlink:href="http://www.testautomationguru.com/category/uncategorized/" text:style-name="Internet_20_link" text:visited-style-name="Visited_20_Internet_20_Link">Articles</text:a>, <text:a xlink:type="simple" xlink:href="http://www.testautomationguru.com/category/ci-cd/" text:style-name="Internet_20_link" text:visited-style-name="Visited_20_Internet_20_Link">CI / CD / DevOps</text:a>, <text:a xlink:type="simple" xlink:href="http://www.testautomationguru.com/category/docker/" text:style-name="Internet_20_link" text:visited-style-name="Visited_20_Internet_20_Link">Docker</text:a>, <text:a xlink:type="simple" xlink:href="http://www.testautomationguru.com/category/framework/" text:style-name="Internet_20_link" text:visited-style-name="Visited_20_Internet_20_Link">Framework</text:a>, <text:a xlink:type="simple" xlink:href="http://www.testautomationguru.com/category/webdriver/" text:style-name="Internet_20_link" text:visited-style-name="Visited_20_Internet_20_Link">Selenium</text:a>, <text:a xlink:type="simple" xlink:href="http://www.testautomationguru.com/category/selenium-grid/" text:style-name="Internet_20_link" text:visited-style-name="Visited_20_Internet_20_Link">Selenium Grid</text:a></text:p>
      <text:h text:style-name="Heading_20_3" text:outline-level="3">6 comments</text:h>
      <text:list xml:id="list850412334" text:style-name="L9">
        <text:list-item>
          <text:p text:style-name="P16"><text:bookmark text:name="li-comment-3824"/><text:bookmark text:name="grav-69540c195d4e3b07a8ca6749dffb942b-0"/><text:s/></text:p>
          <text:p text:style-name="P11"><text:span text:style-name="Citation">lajosh</text:span> <text:a xlink:type="simple" xlink:href="http://www.testautomationguru.com/selenium-grid-setup-using-docker/#comment-3824" text:style-name="Internet_20_link" text:visited-style-name="Visited_20_Internet_20_Link">April 25, 2017 at 6:46 AM</text:a> - <text:a xlink:type="simple" xlink:href="http://www.testautomationguru.com/selenium-grid-setup-using-docker/?replytocom=3824#respond" text:style-name="Internet_20_link" text:visited-style-name="Visited_20_Internet_20_Link">Reply</text:a> </text:p>
          <text:p text:style-name="P11">It s appárent that the nodes return 500 error, is it normal?</text:p>
          <text:list>
            <text:list-item>
              <text:p text:style-name="P16"><text:bookmark text:name="li-comment-3828"/><text:bookmark text:name="grav-9cc9c77395f7b9bb693f7c53d625a605-0"/><text:s/></text:p>
              <text:p text:style-name="P11"><text:span text:style-name="Citation">vIns</text:span> <text:a xlink:type="simple" xlink:href="http://www.testautomationguru.com/selenium-grid-setup-using-docker/#comment-3828" text:style-name="Internet_20_link" text:visited-style-name="Visited_20_Internet_20_Link">April 25, 2017 at 2:35 PM</text:a> - <text:a xlink:type="simple" xlink:href="http://www.testautomationguru.com/selenium-grid-setup-using-docker/?replytocom=3828#respond" text:style-name="Internet_20_link" text:visited-style-name="Visited_20_Internet_20_Link">Reply</text:a> </text:p>
              <text:p text:style-name="P11">No, It should not. Please ensure that you have the latest version of Docker. Provide the steps you followed.</text:p>
            </text:list-item>
          </text:list>
        </text:list-item>
        <text:list-item>
          <text:p text:style-name="P16"><text:bookmark text:name="li-comment-4406"/><text:bookmark text:name="grav-d48c617b9a7ae36591b21b51026587f4-0"/><text:s/></text:p>
          <text:p text:style-name="P11"><text:span text:style-name="Citation">Talal Ibdah</text:span> <text:a xlink:type="simple" xlink:href="http://www.testautomationguru.com/selenium-grid-setup-using-docker/#comment-4406" text:style-name="Internet_20_link" text:visited-style-name="Visited_20_Internet_20_Link">February 21, 2018 at 10:46 AM</text:a> - <text:a xlink:type="simple" xlink:href="http://www.testautomationguru.com/selenium-grid-setup-using-docker/?replytocom=4406#respond" text:style-name="Internet_20_link" text:visited-style-name="Visited_20_Internet_20_Link">Reply</text:a> </text:p>
          <text:p text:style-name="P11">What if I want to add iOS and Android devices?</text:p>
          <text:list>
            <text:list-item>
              <text:p text:style-name="P16"><text:bookmark text:name="li-comment-4421"/><text:bookmark text:name="grav-9cc9c77395f7b9bb693f7c53d625a605-1"/><text:s/></text:p>
              <text:p text:style-name="P11"><text:span text:style-name="Citation">vIns</text:span> <text:a xlink:type="simple" xlink:href="http://www.testautomationguru.com/selenium-grid-setup-using-docker/#comment-4421" text:style-name="Internet_20_link" text:visited-style-name="Visited_20_Internet_20_Link">February 22, 2018 at 2:38 PM</text:a> - <text:a xlink:type="simple" xlink:href="http://www.testautomationguru.com/selenium-grid-setup-using-docker/?replytocom=4421#respond" text:style-name="Internet_20_link" text:visited-style-name="Visited_20_Internet_20_Link">Reply</text:a> </text:p>
              <text:p text:style-name="P11">We could dockerize appium as well. For mobile devices, it is better to go with BrowserStack/SauceLabs.You could check this – <text:a xlink:type="simple" xlink:href="http://www.testautomationguru.com/selenium-webdriver-disposable-selenium-grid-infrastructure-setup-using-zalenium/" text:style-name="Internet_20_link" text:visited-style-name="Visited_20_Internet_20_Link">http://www.testautomationguru.com/selenium-webdriver-disposable-selenium-grid-infrastructure-setup-using-zalenium/</text:a></text:p>
            </text:list-item>
          </text:list>
        </text:list-item>
        <text:list-item>
          <text:p text:style-name="P16"><text:bookmark text:name="li-comment-5236"/><text:bookmark text:name="grav-f9343e54946cfe558e835eefbd6d10af-0"/><text:s/></text:p>
          <text:p text:style-name="P11"><text:span text:style-name="Citation">Amir</text:span> <text:a xlink:type="simple" xlink:href="http://www.testautomationguru.com/selenium-grid-setup-using-docker/#comment-5236" text:style-name="Internet_20_link" text:visited-style-name="Visited_20_Internet_20_Link">May 3, 2018 at 2:26 PM</text:a> - <text:a xlink:type="simple" xlink:href="http://www.testautomationguru.com/selenium-grid-setup-using-docker/?replytocom=5236#respond" text:style-name="Internet_20_link" text:visited-style-name="Visited_20_Internet_20_Link">Reply</text:a> </text:p>
          <text:p text:style-name="P11"><text:soft-page-break/>Hello,<text:line-break/>greate article it’s helpped me a lot, but have some question, can i run the hub on localhost and the add a node with a docker container ? the purpose of that is to run internet explorer for that, otherwise is there a solution to add a windows vm to the hub and run test on IE</text:p>
          <text:list>
            <text:list-item>
              <text:p text:style-name="P16"><text:bookmark text:name="li-comment-5237"/><text:bookmark text:name="grav-9cc9c77395f7b9bb693f7c53d625a605-2"/><text:s/></text:p>
              <text:p text:style-name="P11"><text:span text:style-name="Citation">vIns</text:span> <text:a xlink:type="simple" xlink:href="http://www.testautomationguru.com/selenium-grid-setup-using-docker/#comment-5237" text:style-name="Internet_20_link" text:visited-style-name="Visited_20_Internet_20_Link">May 3, 2018 at 2:49 PM</text:a> - <text:a xlink:type="simple" xlink:href="http://www.testautomationguru.com/selenium-grid-setup-using-docker/?replytocom=5237#respond" text:style-name="Internet_20_link" text:visited-style-name="Visited_20_Internet_20_Link">Reply</text:a> </text:p>
              <text:p text:style-name="P11">Yes. You absolutely can either way!</text:p>
            </text:list-item>
          </text:list>
        </text:list-item>
        <text:list-item>
          <text:p text:style-name="P16"><text:bookmark text:name="li-comment-9821"/><text:bookmark text:name="grav-0e1f31d2f25c52c5b0a6d0425a24c9be-0"/><text:s/></text:p>
          <text:p text:style-name="P11"><text:a xlink:type="simple" xlink:href="http://Ubuntu/" text:style-name="Internet_20_link" text:visited-style-name="Visited_20_Internet_20_Link"><text:span text:style-name="Citation">ermao</text:span></text:a> <text:a xlink:type="simple" xlink:href="http://www.testautomationguru.com/selenium-grid-setup-using-docker/#comment-9821" text:style-name="Internet_20_link" text:visited-style-name="Visited_20_Internet_20_Link">November 2, 2018 at 4:09 PM</text:a> - <text:a xlink:type="simple" xlink:href="http://www.testautomationguru.com/selenium-grid-setup-using-docker/?replytocom=9821#respond" text:style-name="Internet_20_link" text:visited-style-name="Visited_20_Internet_20_Link">Reply</text:a> <text:line-break/><text:span text:style-name="Emphasis">Your comment is awaiting approval.</text:span> </text:p>
          <text:p text:style-name="P11">Hi, Sir. I got lots from you.<text:line-break/>I can go with you, until I use ” sudo docker-compose up -d” and face:<text:line-break/>“ERROR: .UnicodeDecodeError: ‘utf-8’ codec can’t decode byte 0xc6 in position 15: invalid continuation byte”<text:line-break/>I need help to move forward.<text:line-break/>Thank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5:32:31.139813142</meta:creation-date>
    <dc:date>2018-11-02T15:34:51.175724010</dc:date>
    <meta:editing-duration>PT2M21S</meta:editing-duration>
    <meta:editing-cycles>1</meta:editing-cycles>
    <meta:document-statistic meta:table-count="0" meta:image-count="0" meta:object-count="0" meta:page-count="6" meta:paragraph-count="139" meta:word-count="1270" meta:character-count="8159" meta:non-whitespace-character-count="6920"/>
    <meta:generator>LibreOffice/6.0.6.2$Linux_X86_64 LibreOffice_project/00m0$Build-2</meta:generator>
  </office:meta>
</office:document-meta>
</file>